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font-size-complex="12pt"/>
    </style:style>
    <style:style style:name="P2" style:family="paragraph" style:parent-style-name="No_20_Spacing">
      <style:text-properties style:font-name="Times New Roman" fo:font-size="12pt" fo:language="sma" fo:country="NO" style:font-size-asian="12pt" style:font-name-complex="Times New Roman1" style:font-size-complex="12pt"/>
    </style:style>
    <style:style style:name="P3" style:family="paragraph" style:parent-style-name="No_20_Spacing">
      <style:text-properties style:font-name="Times New Roman" style:font-name-complex="Times New Roman1"/>
    </style:style>
    <style:style style:name="P4" style:family="paragraph" style:parent-style-name="No_20_Spacing">
      <style:text-properties style:font-name="Times New Roman" fo:font-size="14pt" fo:language="sma" fo:country="NO" fo:font-weight="bold" style:font-size-asian="14pt" style:font-weight-asian="bold" style:font-name-complex="Times New Roman1" style:font-size-complex="14pt"/>
    </style:style>
    <style:style style:name="P5" style:family="paragraph" style:parent-style-name="No_20_Spacing">
      <style:text-properties fo:color="#ff0000" style:font-name="Times New Roman" fo:font-size="14pt" fo:language="sma" fo:country="NO" fo:font-weight="bold" style:font-size-asian="14pt" style:font-weight-asian="bold" style:font-name-complex="Times New Roman1" style:font-size-complex="14pt"/>
    </style:style>
    <style:style style:name="P6" style:family="paragraph" style:parent-style-name="Standard">
      <style:text-properties style:font-name="Times New Roman" style:font-name-complex="Times New Roman1" style:font-weight-complex="bold"/>
    </style:style>
    <style:style style:name="P7" style:family="paragraph" style:parent-style-name="Standard" style:master-page-name="Standard">
      <style:paragraph-properties style:page-number="auto"/>
    </style:style>
    <style:style style:name="T1" style:family="text">
      <style:text-properties fo:color="#ff0000" style:font-name="Times New Roman" fo:font-size="14pt" fo:font-weight="bold" style:font-size-asian="14pt" style:font-weight-asian="bold" style:font-name-complex="Times New Roman1" style:font-size-complex="14pt"/>
    </style:style>
    <style:style style:name="T2" style:family="text">
      <style:text-properties fo:color="#ff0000" style:font-name="Times New Roman" fo:font-size="14pt" fo:language="sma" fo:country="NO" fo:font-weight="bold" style:font-size-asian="14pt" style:font-weight-asian="bold" style:font-name-complex="Times New Roman1" style:font-size-complex="14pt"/>
    </style:style>
    <style:style style:name="T3" style:family="text">
      <style:text-properties fo:color="#ff0000" style:font-name="Times New Roman" style:font-name-complex="Times New Roman1" style:font-weight-complex="bold"/>
    </style:style>
    <style:style style:name="T4" style:family="text">
      <style:text-properties style:font-name="Times New Roman" style:font-name-complex="Times New Roman1"/>
    </style:style>
    <style:style style:name="T5" style:family="text">
      <style:text-properties style:font-name="Times New Roman" style:font-name-complex="Times New Roman1" style:font-weight-complex="bold"/>
    </style:style>
    <style:style style:name="T6" style:family="text">
      <style:text-properties style:font-name="Times New Roman" fo:font-weight="bold" style:font-weight-asian="bold" style:font-name-complex="Times New Roman1"/>
    </style:style>
    <style:style style:name="T7" style:family="text">
      <style:text-properties style:font-name="Times New Roman" fo:font-size="12pt" fo:language="sma" fo:country="NO"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No_20_Spacing"><text:span text:style-name="T1">LEDIG 100 % FAST STILLING</text:span></text:p>
      <text:p text:style-name="No_20_Spacing"><text:span text:style-name="T1">AVDELINGSLEDER KULTUR OG SAMISK SPRÅK</text:span></text:p>
      <text:p text:style-name="P1"/>
      <text:p text:style-name="No_20_Spacing"><text:span text:style-name="T4">Ledig stilling som avdelingsleder Kultur og samisk språk i <text:s/>Røyrvik kommune.</text:span></text:p>
      <text:p text:style-name="No_20_Spacing"><text:span text:style-name="T4">Avdelingslederen er direkte underlagt rådmannen og inngår i rådmannens ledergruppe.</text:span></text:p>
      <text:p text:style-name="P3"/>
      <text:p text:style-name="No_20_Spacing"><text:span text:style-name="T6">Arbeidsområde;</text:span></text:p>
      <text:p text:style-name="No_20_Spacing"><text:span text:style-name="T4">*<text:tab/>Overordnet ansvar for tjenestene innen kultur, museum, ungdom/ fritid, tro og <text:tab/>sørsamisk kultur og språk i kommunen </text:span></text:p>
      <text:p text:style-name="No_20_Spacing"><text:span text:style-name="T4">*<text:tab/>Utviklings- og omstillingsarbeid</text:span></text:p>
      <text:p text:style-name="No_20_Spacing"><text:span text:style-name="T4">*<text:tab/>Personell-, økonomi- og resultatansvar</text:span></text:p>
      <text:p text:style-name="No_20_Spacing"><text:span text:style-name="T4">*<text:tab/>Personalledelse</text:span></text:p>
      <text:p text:style-name="No_20_Spacing"><text:span text:style-name="T4">*<text:tab/>Teamarbeid internt og ekstern innenfor tildelt ansvar og ulike nettverk</text:span></text:p>
      <text:p text:style-name="No_20_Spacing"><text:span text:style-name="T4">*<text:tab/>Saksbehandling til politiske beslutningsorgan</text:span></text:p>
      <text:p text:style-name="P3"/>
      <text:p text:style-name="No_20_Spacing"><text:span text:style-name="T6">Ønskede kvalifikasjoner:</text:span></text:p>
      <text:p text:style-name="No_20_Spacing"><text:span text:style-name="T4">*<text:tab/>Søkere må ha høyskole- / universitetsutdanning innenfor relevant <text:tab/>fagområder </text:span></text:p>
      <text:p text:style-name="No_20_Spacing"><text:span text:style-name="T4">*<text:tab/>Ønsket utdanning innen ledelse, økonomi og administrasjon.</text:span></text:p>
      <text:p text:style-name="No_20_Spacing"><text:span text:style-name="T4">*<text:tab/>Erfaring fra tjenesteområdet</text:span></text:p>
      <text:p text:style-name="No_20_Spacing"><text:span text:style-name="T4">*<text:tab/>God kunnskap om <text:s/>relevant lovverk og utvikling av tjenester</text:span></text:p>
      <text:p text:style-name="No_20_Spacing"><text:span text:style-name="T4">*<text:tab/>Erfaring fra utviklings- og endringsprosesser</text:span></text:p>
      <text:p text:style-name="No_20_Spacing"><text:span text:style-name="T4">*<text:tab/>God kunnskap om saksbehandling</text:span></text:p>
      <text:p text:style-name="No_20_Spacing"><text:span text:style-name="T4">*<text:tab/>Kreativ</text:span></text:p>
      <text:p text:style-name="No_20_Spacing"><text:span text:style-name="T4">*<text:tab/>Personlig egnethet vil bli tillagt stor vekt ved ansettelse.</text:span></text:p>
      <text:p text:style-name="P3"/>
      <text:p text:style-name="No_20_Spacing"><text:soft-page-break/><text:span text:style-name="T4">Vi ønsker en kreativ, positiv person med gode samarbeidsevner. Det er viktig å være resultatorientert, ha gjennomføringsevne, evne til å tenke helhetlig og strategisk . God samhandlingsvilje- og evne, samt lojalitet til politiske vedtak og gode kommunikasjonsevner vil være viktige suksesskriterier. </text:span></text:p>
      <text:p text:style-name="P3"/>
      <text:p text:style-name="No_20_Spacing"><text:span text:style-name="T6">Vi tilbyr:</text:span></text:p>
      <text:p text:style-name="No_20_Spacing"><text:span text:style-name="T4">* <text:tab/>Utfordrende arbeid i et bredt og nytt fagmiljø</text:span></text:p>
      <text:p text:style-name="No_20_Spacing"><text:span text:style-name="T4">*<text:tab/>Fleksibel arbeidstid</text:span></text:p>
      <text:p text:style-name="No_20_Spacing"><text:span text:style-name="T4">*<text:tab/>Lønn etter avtale</text:span></text:p>
      <text:p text:style-name="P3"/>
      <text:p text:style-name="No_20_Spacing"><text:span text:style-name="T4">Nærmere opplysninger gis av rådmannen, tlf 74 33 63 02/48 04 13 30 og </text:span></text:p>
      <text:p text:style-name="No_20_Spacing"><text:span text:style-name="T4">Avd.leder 7433 6309</text:span></text:p>
      <text:p text:style-name="No_20_Spacing"><text:span text:style-name="T4">Ansettelse i henhold til gjeldende lovverk, reglement og tariffavtale med 2 % innskudd i KLP. </text:span></text:p>
      <text:p text:style-name="No_20_Spacing"><text:span text:style-name="T4">Elektronisk søknad via kommunen hjemmeside eller Nav </text:span></text:p>
      <text:p text:style-name="No_20_Spacing"><text:span text:style-name="T4">Søknadsfrist: <text:tab/>18.10.2013</text:span><text:span text:style-name="T3"> </text:span></text:p>
      <text:p text:style-name="No_20_Spacing"><text:span text:style-name="T5">Tiltredelse: <text:s text:c="5"/>November 2013</text:span></text:p>
      <text:p text:style-name="Default"/>
      <text:p text:style-name="Standard"><text:s/><text:span text:style-name="T4">Attester og vitnemål sendes ikke nå men tas med til evt. jobbintervju. Søkerliste kan bli offentliggjort selv om søker ber om unntak jfr. off.loven § 25.</text:span><text:span text:style-name="T5"><text:tab/></text:span></text:p>
      <text:p text:style-name="P6"/>
      <text:p text:style-name="P6"/>
      <text:p text:style-name="P6"/>
      <text:p text:style-name="P6"/>
      <text:p text:style-name="No_20_Spacing"><text:span text:style-name="T2">BARKOE GAAVNOES, 100% BARKOE</text:span></text:p>
      <text:p text:style-name="No_20_Spacing"><text:span text:style-name="T2">GOEVTESEÅVTEHKE KULTUVRESNE JIH SAEMIEN GIELESN</text:span></text:p>
      <text:p text:style-name="P5"/>
      <text:p text:style-name="P4"/>
      <text:p text:style-name="No_20_Spacing"><text:span text:style-name="T7">Barkoe gaavnoes goh goevteseåvtehke Kultuvresne jïh saemien gielesne Raarvihken tjïeltesne. Goevteseåvtehke lea raerieålman nuelesne jïh raerieålman åvtehkedåehkesne.</text:span></text:p>
      <text:p text:style-name="No_20_Spacing"><text:span text:style-name="T7">Barkoedajve:</text:span></text:p>
      <text:p text:style-name="No_20_Spacing"><text:span text:style-name="T7">Dam jollemes barkoedïedtem tjïeltesne åtna, <text:s/>kultuvresne, museeumisnie , noere/eejehtimmesne, jaahkosne jïh åarjelsaemien kultuvresne jïh gielesne . </text:span></text:p>
      <text:p text:style-name="No_20_Spacing"><text:soft-page-break/><text:span text:style-name="T7">Øøvtiedimmie- jïh jorkestimmiebarkoe</text:span></text:p>
      <text:p text:style-name="No_20_Spacing"><text:span text:style-name="T7">Barkije- <text:s/>ealamadtje- jïh vaestiedassedïedte.</text:span></text:p>
      <text:p text:style-name="No_20_Spacing"><text:span text:style-name="T7">Åvtehkemaahtoem barkijidie utnedh</text:span></text:p>
      <text:p text:style-name="No_20_Spacing"><text:span text:style-name="T7">Aamhtesebarkoe sjisjnjelh jïh bæjngolen sov barkoedïedtesne jïh joekehth viermievierhkine </text:span></text:p>
      <text:p text:style-name="No_20_Spacing"><text:span text:style-name="T7">Saakedorjemasse politihke nænnoestimmieorgaanine. </text:span></text:p>
      <text:p text:style-name="P2"/>
      <text:p text:style-name="No_20_Spacing"><text:span text:style-name="T7">Vaajteles åtnoeh:</text:span></text:p>
      <text:p text:style-name="No_20_Spacing"><text:span text:style-name="T7">•<text:tab/>Syøkijh tjuerieh jillieskuvlem-/ universiteeteööhpehtimmiem daej faagine utnedh.</text:span></text:p>
      <text:p text:style-name="No_20_Spacing"><text:span text:style-name="T7">•<text:tab/>Stivreme, ealamadtje jïh reeremeøøhpehtimmiem utnedh.</text:span></text:p>
      <text:p text:style-name="No_20_Spacing"><text:span text:style-name="T7">•<text:tab/>Dååjrehts barkoedajveste.</text:span></text:p>
      <text:p text:style-name="No_20_Spacing"><text:span text:style-name="T7">•<text:tab/>Maahtoem laaki bïjre jïh barkoeøvtiedimmeste.</text:span></text:p>
      <text:p text:style-name="No_20_Spacing"><text:span text:style-name="T7">•<text:tab/>Hijven maahtoem saakebarkojne.</text:span></text:p>
      <text:p text:style-name="No_20_Spacing"><text:span text:style-name="T7">•<text:tab/>Tjiehpies.</text:span></text:p>
      <text:p text:style-name="No_20_Spacing"><text:span text:style-name="T7">•<text:tab/>Vuartasjibie guktie leah jïh mejtie <text:s/>leah sjiehteles daan barkose.</text:span></text:p>
      <text:p text:style-name="P2"/>
      <text:p text:style-name="No_20_Spacing"><text:span text:style-name="T7">Mijjieh vaajtelibie tjiehpies barkijem mij lea væjkeles jeatjebi barkijigujmie barkedh. Vihkeles leah barkijes, sïjhth vaestiedassh barkojne gaavnedh, jïh maahtah vijrieslaakan ussjiedidh. Jaahkoeluvregs politihke nænnoestimmine jïh soptsestimmiemaahtoeh lea vihkeles tsiehkieh daennie barkosne. </text:span></text:p>
      <text:p text:style-name="P2"/>
      <text:p text:style-name="No_20_Spacing"><text:span text:style-name="T7">Mijjieh faalebe:</text:span></text:p>
      <text:p text:style-name="No_20_Spacing"><text:span text:style-name="T7">•<text:tab/>Haesteles barkoeh vijries jïh orre faagebyjresisnie</text:span></text:p>
      <text:p text:style-name="No_20_Spacing"><text:span text:style-name="T7">•<text:tab/>Barkoetijje maahta sjïehtesjadtedh </text:span></text:p>
      <text:p text:style-name="No_20_Spacing"><text:span text:style-name="T7">•<text:tab/>Latjkoes baalhka</text:span></text:p>
      <text:p text:style-name="No_20_Spacing"><text:span text:style-name="T7"><text:tab/><text:tab/><text:tab/><text:tab/><text:tab/><text:tab/><text:tab/></text:span></text:p>
      <text:p text:style-name="No_20_Spacing"><text:span text:style-name="T7">Jïjnjebe bïevnesh raerieålmeste åadtjah, tel. 74 33 63 02/48 04 13 30 jallh goevteseåvtehkistie tel. 7433 6309</text:span></text:p>
      <text:p text:style-name="P2"/>
      <text:p text:style-name="No_20_Spacing"><text:span text:style-name="T7">Barkoe laaki jïh vuekiej mietie, jïh tarif-latjkoe 2% KLP:sne.</text:span></text:p>
      <text:p text:style-name="No_20_Spacing"><text:span text:style-name="T7">Elektronihke-syøkeme tjïelten åejviebielesne jallh Navesne gååvnese.</text:span></text:p>
      <text:p text:style-name="No_20_Spacing"><text:soft-page-break/><text:span text:style-name="T7">Minngemes syøkemebiejjie: 18.10.2013</text:span></text:p>
      <text:p text:style-name="No_20_Spacing"><text:span text:style-name="T7">Aalkoe: gålkoen 2013</text:span></text:p>
      <text:p text:style-name="P2"/>
      <text:p text:style-name="No_20_Spacing"><text:span text:style-name="T7">Aellieh <text:s/>vïhtesjimmide daelie seedth, menh dijph meatan jis barkoegoerehtallese båatah. Syökemelæstoe maahta byjjes sjïdtedh, læjhkan mejtie syøkije vaajtele tjeakosne dam utnedh, off.laake §25.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ne.gunn.mikkelsen</meta:initial-creator>
    <dc:creator>anne.gunn.mikkelsen</dc:creator>
    <meta:editing-cycles>1</meta:editing-cycles>
    <meta:creation-date>2013-09-25T07:31:00</meta:creation-date>
    <dc:date>2013-09-25T07:33:00</dc:date>
    <meta:editing-duration>PT2M</meta:editing-duration>
    <meta:generator>LibreOffice/6.4.6.2$Linux_X86_64 LibreOffice_project/40$Build-2</meta:generator>
    <meta:document-statistic meta:table-count="0" meta:image-count="0" meta:object-count="0" meta:page-count="4" meta:paragraph-count="62" meta:word-count="477" meta:character-count="3730" meta:non-whitespace-character-count="3277"/>
    <meta:user-defined meta:name="AppVersion">12.0000</meta:user-defined>
    <meta:user-defined meta:name="Company">IKT Indre Namdal IK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